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0.5pt" officeooo:paragraph-rsid="002e66f3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af14e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af14e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5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11" style:family="text">
      <style:text-properties officeooo:rsid="00362119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2def9c"/>
    </style:style>
    <style:style style:name="T14" style:family="text">
      <style:text-properties officeooo:rsid="003013e5"/>
    </style:style>
    <style:style style:name="T15" style:family="text">
      <style:text-properties officeooo:rsid="002c94e5"/>
    </style:style>
    <style:style style:name="T16" style:family="text">
      <style:text-properties officeooo:rsid="003d0288"/>
    </style:style>
    <style:style style:name="T17" style:family="text">
      <style:text-properties officeooo:rsid="003dd111"/>
    </style:style>
    <style:style style:name="T18" style:family="text">
      <style:text-properties officeooo:rsid="003eb012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9">do text</text:span></text:p><text:p text:style-name="P17"><text:span text:style-name="T19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2">S<text:span text:style-name="T6">PW - </text:span>Département des Permis et Autorisations - Direction de <text:span text:style-name="T12">VILLE</text:span></text:p><text:p text:style-name="P3">ADRESSE</text:p><text:p text:style-name="P14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6">d'affichage de l'enquête publique</text:span></text:p>
      <text:p text:style-name="P6">de permis <text:span text:style-name="T18">unique</text:span></text:p>
      <text:p text:style-name="P4"/>
      <text:p text:style-name="P11"/>
      <text:p text:style-name="P12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7"><text:span text:style-name="T19">do text</text:span></text:p><text:p text:style-name="P17"><text:span text:style-name="T19">from document(at=reference, format='odt')</text:span></text:p></office:annotation></text:span><text:span text:style-name="T5">Import depuis reference.odt</text:span></text:p>
      <text:p text:style-name="P10"/>
      <text:p text:style-name="P7"><office:annotation><dc:creator>Gauthier Bastien</dc:creator><dc:date>2011-02-16T16:12:24</dc:date><text:p text:style-name="P17"><text:span text:style-name="T21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7"><text:span text:style-name="T20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7"/>
      <text:p text:style-name="P7"><text:span text:style-name="T15">Monsieur le Fonctionnaire Technique</text:span>,</text:p>
      <text:p text:style-name="P7"/>
      <text:p text:style-name="P8">Conformément au <text:span text:style-name="T17">prescrit du Code de l'environnement et à votre courrier </text:span><text:span text:style-name="T17"><text:text-input text:description="">licence_view.format_date(self.getLastAcknowledgment().getEventDate())</text:text-input></text:span>, nous vous prions de trouver, sous ce pli, <text:span text:style-name="T8">un</text:span> exemplaire <text:span text:style-name="T16">de l'annexe 26, affichage de l'enquête publique, réalisée dans le cadre du projet rep</text:span>ris sous rubrique.</text:p>
      <text:p text:style-name="P9"/>
      <text:p text:style-name="P8">Nous vous en souhaitons bonne réception et nous vous prions d'agréer, <text:span text:style-name="T13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7"><text:span text:style-name="T19">do text</text:span></text:p><text:p text:style-name="P17"><text:span text:style-name="T19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1:55:17.916756383</dc:date>
    <dc:language>fr-FR</dc:language>
    <meta:editing-cycles>122</meta:editing-cycles>
    <meta:editing-duration>P1DT10H21M14S</meta:editing-duration>
    <dc:creator>bleybaert</dc:creator>
    <meta:document-statistic meta:table-count="0" meta:image-count="0" meta:object-count="0" meta:page-count="1" meta:paragraph-count="17" meta:word-count="137" meta:character-count="1091" meta:non-whitespace-character-count="993"/>
    <meta:user-defined meta:name="Info 1"/>
    <meta:user-defined meta:name="Info 2"/>
    <meta:user-defined meta:name="Info 3"/>
    <meta:user-defined meta:name="Info 4"/>
  </office:meta>
</office:document-meta>
</file>